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2FromElectricity" style:family="table">
      <style:table-properties style:width="6.925in" table:align="margins"/>
    </style:style>
    <style:style style:name="CO2FromElectricity.A" style:family="table-column">
      <style:table-column-properties style:column-width="6.925in" style:rel-column-width="65535*"/>
    </style:style>
    <style:style style:name="CO2FromElectricity.A1" style:family="table-cell">
      <style:table-cell-properties fo:padding="0.0382in" fo:border="0.05pt solid #000000"/>
    </style:style>
    <style:style style:name="CO2FromElectricity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7115" officeooo:paragraph-rsid="00160bd8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195a4d" officeooo:paragraph-rsid="00195a4d"/>
    </style:style>
    <style:style style:name="P4" style:family="paragraph" style:parent-style-name="Table_20_Contents">
      <style:paragraph-properties fo:text-align="center" style:justify-single-word="false"/>
      <style:text-properties officeooo:rsid="001caec7" officeooo:paragraph-rsid="001caec7"/>
    </style:style>
    <style:style style:name="P5" style:family="paragraph" style:parent-style-name="Table_20_Contents">
      <style:paragraph-properties fo:text-align="start" style:justify-single-word="false"/>
      <style:text-properties officeooo:rsid="001caec7" officeooo:paragraph-rsid="001caec7"/>
    </style:style>
    <style:style style:name="P6" style:family="paragraph" style:parent-style-name="Table_20_Contents">
      <style:paragraph-properties fo:text-align="start" style:justify-single-word="false"/>
      <style:text-properties officeooo:rsid="00173660" officeooo:paragraph-rsid="001caec7"/>
    </style:style>
    <style:style style:name="P7" style:family="paragraph" style:parent-style-name="Table_20_Contents">
      <style:paragraph-properties fo:text-align="center" style:justify-single-word="false"/>
      <style:text-properties officeooo:rsid="00173660" officeooo:paragraph-rsid="00173660"/>
    </style:style>
    <style:style style:name="P8" style:family="paragraph" style:parent-style-name="Table_20_Contents">
      <style:paragraph-properties fo:text-align="center" style:justify-single-word="false"/>
      <style:text-properties officeooo:rsid="001da47c" officeooo:paragraph-rsid="001da47c"/>
    </style:style>
    <style:style style:name="P9" style:family="paragraph" style:parent-style-name="Table_20_Contents">
      <style:paragraph-properties fo:text-align="start" style:justify-single-word="false"/>
      <style:text-properties officeooo:rsid="001da47c" officeooo:paragraph-rsid="001da47c"/>
    </style:style>
    <style:style style:name="T1" style:family="text">
      <style:text-properties officeooo:rsid="001cae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2FromElectricity" table:style-name="CO2FromElectricity">
        <table:table-column table:style-name="CO2FromElectricity.A"/>
        <table:table-row>
          <table:table-cell table:style-name="CO2FromElectricity.A1" office:value-type="string">
            <text:p text:style-name="P4">CO2FootPrint</text:p>
          </table:table-cell>
        </table:table-row>
        <table:table-row>
          <table:table-cell table:style-name="CO2FromElectricity.A2" office:value-type="string">
            <text:p text:style-name="P2">&lt;&lt; Constructor &gt;&gt;</text:p>
            <text:p text:style-name="P6">+<text:span text:style-name="T1">CO2FootPrint</text:span></text:p>
            <text:p text:style-name="P7">&lt;&lt;Methods&gt;&gt;</text:p>
            <text:p text:style-name="P5">+double CO2ReductionFromBulbs()</text:p>
            <text:p text:style-name="P5">+double CO2ReductionFromRecyclingGlass()</text:p>
            <text:p text:style-name="P5">+double CO2ReductionFromRecyclingPaper()</text:p>
            <text:p text:style-name="P5">+double CO2ReductionFromPlastic()</text:p>
            <text:p text:style-name="P5">+double CO2FromGasoline()</text:p>
            <text:p text:style-name="P5">+double CO2FromElectricity()</text:p>
            <text:p text:style-name="P5">+double CO2FromTrash()</text:p>
            <text:p text:style-name="P5">+double CO2ReductionFromRecycling()</text:p>
            <text:p text:style-name="P5">+public double calcNetCO2()</text:p>
          </table:table-cell>
        </table:table-row>
      </table:table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CO2FootPrintTester</text:p>
          </table:table-cell>
        </table:table-row>
        <table:table-row>
          <table:table-cell table:style-name="Table1.A2" office:value-type="string">
            <text:p text:style-name="P3">&lt;&lt;In main&gt;&gt;</text:p>
            <text:p text:style-name="P9">int c //number many equal signs to print</text:p>
            <text:p text:style-name="P9">String []h //lines to print in header</text:p>
            <text:p text:style-name="P9">ArrayList&lt;CO2FootPrint&gt; list //List of <text:span text:style-name="T1">CO2FootPrint </text:span>object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1T21:14:36.781876385</meta:creation-date>
    <dc:date>2015-01-12T19:36:01.415089413</dc:date>
    <meta:editing-duration>PT1H32M43S</meta:editing-duration>
    <meta:editing-cycles>4</meta:editing-cycles>
    <meta:generator>LibreOffice/4.2.7.2$Linux_x86 LibreOffice_project/420$Build-2</meta:generator>
    <meta:document-statistic meta:table-count="2" meta:image-count="0" meta:object-count="0" meta:page-count="1" meta:paragraph-count="18" meta:word-count="49" meta:character-count="499" meta:non-whitespace-character-count="468"/>
  </office:meta>
</office:document-meta>
</file>